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line_pos</text:p>
          </table:table-cell>
          <table:table-cell office:value-type="string" calcext:value-type="string">
            <text:p>fi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.4167" calcext:value-type="float">
            <text:p>73.4167</text:p>
          </table:table-cell>
          <table:table-cell office:value-type="float" office:value="136613" calcext:value-type="float">
            <text:p>1366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.4179" calcext:value-type="float">
            <text:p>73.4179</text:p>
          </table:table-cell>
          <table:table-cell office:value-type="float" office:value="136634" calcext:value-type="float">
            <text:p>1366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.4175" calcext:value-type="float">
            <text:p>73.4175</text:p>
          </table:table-cell>
          <table:table-cell office:value-type="float" office:value="136623" calcext:value-type="float">
            <text:p>1366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.4181" calcext:value-type="float">
            <text:p>73.4181</text:p>
          </table:table-cell>
          <table:table-cell office:value-type="float" office:value="136633" calcext:value-type="float">
            <text:p>1366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3.4173" calcext:value-type="float">
            <text:p>73.4173</text:p>
          </table:table-cell>
          <table:table-cell office:value-type="float" office:value="136614" calcext:value-type="float">
            <text:p>1366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.4191" calcext:value-type="float">
            <text:p>73.4191</text:p>
          </table:table-cell>
          <table:table-cell office:value-type="float" office:value="136632" calcext:value-type="float">
            <text:p>1366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.4179" calcext:value-type="float">
            <text:p>73.4179</text:p>
          </table:table-cell>
          <table:table-cell office:value-type="float" office:value="136615" calcext:value-type="float">
            <text:p>1366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.4186" calcext:value-type="float">
            <text:p>73.4186</text:p>
          </table:table-cell>
          <table:table-cell office:value-type="float" office:value="136631" calcext:value-type="float">
            <text:p>1366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.4166" calcext:value-type="float">
            <text:p>73.4166</text:p>
          </table:table-cell>
          <table:table-cell office:value-type="float" office:value="136616" calcext:value-type="float">
            <text:p>1366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3.4178" calcext:value-type="float">
            <text:p>73.4178</text:p>
          </table:table-cell>
          <table:table-cell office:value-type="float" office:value="136630" calcext:value-type="float">
            <text:p>1366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3.4168" calcext:value-type="float">
            <text:p>73.4168</text:p>
          </table:table-cell>
          <table:table-cell office:value-type="float" office:value="136617" calcext:value-type="float">
            <text:p>1366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3.418" calcext:value-type="float">
            <text:p>73.418</text:p>
          </table:table-cell>
          <table:table-cell office:value-type="float" office:value="136629" calcext:value-type="float">
            <text:p>1366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.4172" calcext:value-type="float">
            <text:p>73.4172</text:p>
          </table:table-cell>
          <table:table-cell office:value-type="float" office:value="136618" calcext:value-type="float">
            <text:p>1366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.4181" calcext:value-type="float">
            <text:p>73.4181</text:p>
          </table:table-cell>
          <table:table-cell office:value-type="float" office:value="136628" calcext:value-type="float">
            <text:p>1366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3.4169" calcext:value-type="float">
            <text:p>73.4169</text:p>
          </table:table-cell>
          <table:table-cell office:value-type="float" office:value="136619" calcext:value-type="float">
            <text:p>1366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3.4174" calcext:value-type="float">
            <text:p>73.4174</text:p>
          </table:table-cell>
          <table:table-cell office:value-type="float" office:value="136627" calcext:value-type="float">
            <text:p>1366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3.417" calcext:value-type="float">
            <text:p>73.417</text:p>
          </table:table-cell>
          <table:table-cell office:value-type="float" office:value="136620" calcext:value-type="float">
            <text:p>1366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.4177" calcext:value-type="float">
            <text:p>73.4177</text:p>
          </table:table-cell>
          <table:table-cell office:value-type="float" office:value="136626" calcext:value-type="float">
            <text:p>1366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3.4175" calcext:value-type="float">
            <text:p>73.4175</text:p>
          </table:table-cell>
          <table:table-cell office:value-type="float" office:value="136621" calcext:value-type="float">
            <text:p>1366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3.4176" calcext:value-type="float">
            <text:p>73.4176</text:p>
          </table:table-cell>
          <table:table-cell office:value-type="float" office:value="136625" calcext:value-type="float">
            <text:p>1366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3.4174" calcext:value-type="float">
            <text:p>73.4174</text:p>
          </table:table-cell>
          <table:table-cell office:value-type="float" office:value="136622" calcext:value-type="float">
            <text:p>1366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3.4175" calcext:value-type="float">
            <text:p>73.4175</text:p>
          </table:table-cell>
          <table:table-cell office:value-type="float" office:value="136624" calcext:value-type="float">
            <text:p>1366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.418" calcext:value-type="float">
            <text:p>73.418</text:p>
          </table:table-cell>
          <table:table-cell office:value-type="float" office:value="136635" calcext:value-type="float">
            <text:p>136635</text:p>
          </table:table-cell>
        </table:table-row>
        <table:table-row table:style-name="ro1" table:number-rows-repeated="3">
          <table:table-cell table:style-name="ce2" table:number-columns-repeated="3"/>
        </table:table-row>
        <table:table-row table:style-name="ro1">
          <table:table-cell table:style-name="ce2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7:36:31.662239611</meta:creation-date>
    <dc:date>2024-10-21T17:37:20.557425111</dc:date>
    <meta:editing-duration>PT49S</meta:editing-duration>
    <meta:editing-cycles>1</meta:editing-cycles>
    <meta:document-statistic meta:table-count="1" meta:cell-count="72" meta:object-count="0"/>
    <meta:generator>LibreOffice/7.3.7.2$Linux_X86_64 LibreOffice_project/30$Build-2</meta:generator>
  </office:meta>
</office:document-meta>
</file>